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4b72" officeooo:paragraph-rsid="000b4b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ce726" officeooo:paragraph-rsid="000b4b7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40680" officeooo:paragraph-rsid="002406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40680" officeooo:paragraph-rsid="0024068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4090ef" officeooo:paragraph-rsid="004090e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090ef" officeooo:paragraph-rsid="004090e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4299e2" officeooo:paragraph-rsid="004299e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5458f7" officeooo:paragraph-rsid="005458f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ce726" officeooo:paragraph-rsid="000ce72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ce726" officeooo:paragraph-rsid="00150108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7431c" officeooo:paragraph-rsid="0017431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7431c" officeooo:paragraph-rsid="001c923f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db095" officeooo:paragraph-rsid="001db095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b095" officeooo:paragraph-rsid="001db09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240680" officeooo:paragraph-rsid="0024068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40680" officeooo:paragraph-rsid="002780c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4b7b33" officeooo:paragraph-rsid="004b7b3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4e3509" officeooo:paragraph-rsid="004e3509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4e3509" officeooo:paragraph-rsid="007c3b3e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4e3509" officeooo:paragraph-rsid="007c66b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5458f7" officeooo:paragraph-rsid="0054c33c" style:font-size-asian="16pt" style:font-weight-asian="normal" style:font-size-complex="16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6pt" fo:font-weight="normal" officeooo:rsid="005458f7" officeooo:paragraph-rsid="005458f7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676d55" officeooo:paragraph-rsid="00676d55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7c66bf" officeooo:paragraph-rsid="007c3b3e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7c66bf" officeooo:paragraph-rsid="007c66b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7c66bf" officeooo:paragraph-rsid="007c66bf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458f7" officeooo:paragraph-rsid="005458f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officeooo:rsid="000ce726" officeooo:paragraph-rsid="000ce726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officeooo:rsid="00150108" officeooo:paragraph-rsid="00150108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officeooo:rsid="001db095" officeooo:paragraph-rsid="001db095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officeooo:rsid="0017431c" officeooo:paragraph-rsid="0017431c" style:font-size-asian="16pt" style:font-style-asian="italic" style:font-weight-asian="normal" style:font-size-complex="16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officeooo:rsid="00756c72" officeooo:paragraph-rsid="00756c72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50108" officeooo:paragraph-rsid="00150108" style:font-size-asian="16pt" style:font-style-asian="italic" style:font-weight-asian="normal" style:font-size-complex="16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bbdf4" officeooo:paragraph-rsid="004bbdf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4e3509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5458f7" officeooo:paragraph-rsid="005458f7" style:font-size-asian="18pt" style:font-weight-asian="bold" style:font-size-complex="18pt" style:font-weight-complex="bold"/>
    </style:style>
    <style:style style:name="T1" style:family="text">
      <style:text-properties fo:font-size="16pt" fo:font-weight="normal" officeooo:rsid="004e3509" style:font-size-asian="16pt" style:font-weight-asian="normal" style:font-size-complex="16pt" style:font-weight-complex="normal"/>
    </style:style>
    <style:style style:name="T2" style:family="text">
      <style:text-properties officeooo:rsid="0015010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003ff"/>
    </style:style>
    <style:style style:name="T5" style:family="text">
      <style:text-properties officeooo:rsid="002406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068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299e2" style:font-weight-asian="normal" style:font-weight-complex="normal"/>
    </style:style>
    <style:style style:name="T10" style:family="text">
      <style:text-properties officeooo:rsid="002bea9f"/>
    </style:style>
    <style:style style:name="T11" style:family="text">
      <style:text-properties officeooo:rsid="0054c33c"/>
    </style:style>
    <style:style style:name="T12" style:family="text">
      <style:text-properties fo:font-variant="normal" fo:text-transform="none" fo:color="#030303" style:font-name="Roboto" fo:font-size="10.5pt" fo:letter-spacing="normal" fo:font-style="normal"/>
    </style:style>
    <style:style style:name="T13" style:family="text">
      <style:text-properties fo:font-variant="normal" fo:text-transform="none" fo:color="#030303" style:font-name="Roboto" fo:font-size="10.5pt" fo:letter-spacing="normal" fo:font-style="normal" fo:font-weight="bold"/>
    </style:style>
    <style:style style:name="T14" style:family="text">
      <style:text-properties fo:font-variant="normal" fo:text-transform="none" fo:color="#030303" style:font-name="Roboto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30303" style:font-name="Roboto" fo:font-size="10.5pt" fo:letter-spacing="normal" fo:font-style="normal" fo:font-weight="bold" officeooo:rsid="006f54f5" style:font-weight-asian="bold" style:font-weight-complex="bold"/>
    </style:style>
    <style:style style:name="T16" style:family="text">
      <style:text-properties fo:font-variant="normal" fo:text-transform="none" fo:color="#030303" style:font-name="Roboto" fo:font-size="10.5pt" fo:letter-spacing="normal" fo:font-style="normal" officeooo:rsid="006f54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Javascript**</text:p>
      <text:p text:style-name="P2"/>
      <text:p text:style-name="P34">Google doc.::</text:p>
      <text:p text:style-name="P9"><text:a xlink:type="simple" xlink:href="https://docs.google.com/document/d/1n1InLl9ePzw7fv8gpoMyA_Rk1RxmJzgGbWUAgfOojkM/edit?usp=sharing" text:style-name="Internet_20_link" text:visited-style-name="Visited_20_Internet_20_Link">https://docs.google.com/document/d/1n1InLl9ePzw7fv8gpoMyA_Rk1RxmJzgGbWUAgfOojkM/edit?usp=sharing</text:a></text:p>
      <text:p text:style-name="P9"/>
      <text:p text:style-name="P12"><text:a xlink:type="simple" xlink:href="https://javascript.info/" text:style-name="Internet_20_link" text:visited-style-name="Visited_20_Internet_20_Link">https://javascript.info/</text:a></text:p>
      <text:p text:style-name="P12"/>
      <text:p text:style-name="P34">Mdn::</text:p>
      <text:p text:style-name="P34"><text:a xlink:type="simple" xlink:href="https://developer.mozilla.org/en-US/docs/Web/JavaScript" text:style-name="Internet_20_link" text:visited-style-name="Visited_20_Internet_20_Link">https://developer.mozilla.org/en-US/docs/Web/JavaScript</text:a></text:p>
      <text:p text:style-name="P35">re-introduction of js</text:p>
      <text:p text:style-name="P9"><text:a xlink:type="simple" xlink:href="https://developer.mozilla.org/en-US/docs/Web/JavaScript/A_re-introduction_to_JavaScript" text:style-name="Internet_20_link" text:visited-style-name="Visited_20_Internet_20_Link">https://developer.mozilla.org/en-US/docs/Web/JavaScript/A_re-introduction_to_JavaScript</text:a></text:p>
      <text:p text:style-name="P10"><text:a xlink:type="simple" xlink:href="https://www.geeksforgeeks.org/javascript-tutorial/" text:style-name="Internet_20_link" text:visited-style-name="Visited_20_Internet_20_Link"><text:span text:style-name="T3"/></text:a></text:p>
      <text:p text:style-name="P39"><text:span text:style-name="T2">G</text:span>eeksforgeeks::</text:p>
      <text:p text:style-name="P9"><text:a xlink:type="simple" xlink:href="https://www.geeksforgeeks.org/javascript-tutorial/" text:style-name="Internet_20_link" text:visited-style-name="Visited_20_Internet_20_Link">https://www.geeksforgeeks.org/javascript-tutorial/</text:a></text:p>
      <text:p text:style-name="P9"/>
      <text:p text:style-name="P37">w3school::</text:p>
      <text:p text:style-name="P11"><text:a xlink:type="simple" xlink:href="https://www.w3schools.com/js/" text:style-name="Internet_20_link" text:visited-style-name="Visited_20_Internet_20_Link">https://www.w3schools.com/js/</text:a></text:p>
      <text:p text:style-name="P11"/>
      <text:p text:style-name="P36">javascript tutorials <text:span text:style-name="T4">advance::</text:span></text:p>
      <text:p text:style-name="P13"><text:a xlink:type="simple" xlink:href="https://appdividend.com/javascript-tutorial-example/" text:style-name="Internet_20_link" text:visited-style-name="Visited_20_Internet_20_Link">https://appdividend.com/javascript-tutorial-example/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line-break/><text:span text:style-name="T6">**</text:span><text:span text:style-name="T7">Jquery**</text:span></text:p>
      <text:p text:style-name="P15"/>
      <text:p text:style-name="P15">Google document::</text:p>
      <text:p text:style-name="P13"><text:a xlink:type="simple" xlink:href="https://jquery.com/" text:style-name="Internet_20_link" text:visited-style-name="Visited_20_Internet_20_Link"><text:span text:style-name="T5">https://jquery.com/</text:span></text:a></text:p>
      <text:p text:style-name="P16"><text:a xlink:type="simple" xlink:href="https://api.jquery.com/" text:style-name="Internet_20_link" text:visited-style-name="Visited_20_Internet_20_Link">https://api.jquery.com/</text:a></text:p>
      <text:p text:style-name="P16"/>
      <text:p text:style-name="P15">w3school:: </text:p>
      <text:p text:style-name="P15"><text:a xlink:type="simple" xlink:href="https://www.w3schools.com/jquery/" text:style-name="Internet_20_link" text:visited-style-name="Visited_20_Internet_20_Link">https://www.w3schools.com/jquery/</text:a></text:p>
      <text:p text:style-name="P15"/>
      <text:p text:style-name="P15"><text:a xlink:type="simple" xlink:href="https://api.jquery.com/" text:style-name="Internet_20_link" text:visited-style-name="Visited_20_Internet_20_Link"/></text:p>
      <text:p text:style-name="P15"/>
      <text:p text:style-name="P15"/>
      <text:p text:style-name="P15"/>
      <text:p text:style-name="P4">**jqueryui**</text:p>
      <text:p text:style-name="P3"/>
      <text:p text:style-name="P15"><text:span text:style-name="T10">O</text:span>fficial document</text:p>
      <text:p text:style-name="P3"><text:a xlink:type="simple" xlink:href="https://jqueryui.com/" text:style-name="Internet_20_link" text:visited-style-name="Visited_20_Internet_20_Link"><text:span text:style-name="T8">https://jqueryui.com/</text:span></text:a></text:p>
      <text:p text:style-name="P15"/>
      <text:p text:style-name="P3"><text:a xlink:type="simple" xlink:href="https://www.geeksforgeeks.org/jquery-tutorials/" text:style-name="Internet_20_link" text:visited-style-name="Visited_20_Internet_20_Link"><text:span text:style-name="T8">https://www.geeksforgeeks.org/jquery-tutorials/</text:span></text:a><text:span text:style-name="T8"><text:tab/></text:span></text:p>
      <text:p text:style-name="P3"><text:span text:style-name="T8"/></text:p>
      <text:p text:style-name="P3"><text:a xlink:type="simple" xlink:href="https://appdividend.com/tag/jquery/" text:style-name="Internet_20_link" text:visited-style-name="Visited_20_Internet_20_Link"><text:span text:style-name="T8">https://appdividend.com/tag/jquery/</text:span></text:a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6"><text:soft-page-break/>**Laravel**</text:p>
      <text:p text:style-name="P5"><text:span text:style-name="T8"/></text:p>
      <text:p text:style-name="P5"><text:span text:style-name="T9">O</text:span><text:span text:style-name="T8">fficial document::</text:span></text:p>
      <text:p text:style-name="P5"><text:a xlink:type="simple" xlink:href="https://laravel.com/docs/7.x" text:style-name="Internet_20_link" text:visited-style-name="Visited_20_Internet_20_Link"><text:span text:style-name="T8">https://laravel.com/docs/7.x</text:span></text:a></text:p>
      <text:p text:style-name="P5"><text:a xlink:type="simple" xlink:href="https://laravel.com/docs/5.1/quickstart" text:style-name="Internet_20_link" text:visited-style-name="Visited_20_Internet_20_Link"><text:span text:style-name="T8">https://laravel.com/docs/5.1/quickstart</text:span></text:a></text:p>
      <text:p text:style-name="P5"><text:span text:style-name="T8"/></text:p>
      <text:p text:style-name="P7"><text:span text:style-name="T8">Task list::</text:span></text:p>
      <text:p text:style-name="P7"><text:a xlink:type="simple" xlink:href="https://docs.google.com/document/d/1gDixVpMMWPHVFXsZr0C5UDHMFQzjnNhfLyX-cbfUfqM/edit" text:style-name="Internet_20_link" text:visited-style-name="Visited_20_Internet_20_Link"><text:span text:style-name="T8">https://docs.google.com/document/d/1gDixVpMMWPHVFXsZr0C5UDHMFQzjnNhfLyX-cbfUfqM/edit</text:span></text:a></text:p>
      <text:p text:style-name="P7"><text:span text:style-name="T8"/></text:p>
      <text:p text:style-name="P7"><text:a xlink:type="simple" xlink:href="https://www.phptpoint.com/laravel-introduction/" text:style-name="Internet_20_link" text:visited-style-name="Visited_20_Internet_20_Link"><text:span text:style-name="T8">https://www.phptpoint.com/laravel-introduction/</text:span></text:a></text:p>
      <text:p text:style-name="P7"><text:span text:style-name="T8"/></text:p>
      <text:p text:style-name="P7"><text:a xlink:type="simple" xlink:href="https://www.codementor.io/@syedikramshah/step-by-step-guide-to-building-your-first-laravel-application-9sd0fttcc" text:style-name="Internet_20_link" text:visited-style-name="Visited_20_Internet_20_Link"><text:span text:style-name="T8">https://www.codementor.io/@syedikramshah/step-by-step-guide-to-building-your-first-laravel-application-9sd0fttcc</text:span></text:a></text:p>
      <text:p text:style-name="P7"><text:span text:style-name="T8"/></text:p>
      <text:p text:style-name="P7"><text:a xlink:type="simple" xlink:href="https://appdividend.com/2018/02/01/laravel-tutorial-example-scratch/" text:style-name="Internet_20_link" text:visited-style-name="Visited_20_Internet_20_Link"><text:span text:style-name="T8">https://appdividend.com/2018/02/01/laravel-tutorial-example-scratch/</text:span></text:a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/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40"><text:soft-page-break/>**React**</text:p>
      <text:p text:style-name="P17"/>
      <text:p text:style-name="P18">official document::</text:p>
      <text:p text:style-name="P18"><text:a xlink:type="simple" xlink:href="https://reactjs.org/docs/getting-started.html" text:style-name="Internet_20_link" text:visited-style-name="Visited_20_Internet_20_Link">https://reactjs.org/docs/getting-started.html</text:a></text:p>
      <text:p text:style-name="P18"/>
      <text:p text:style-name="P18"><text:a xlink:type="simple" xlink:href="https://www.w3schools.com/whatis/whatis_react.asp" text:style-name="Internet_20_link" text:visited-style-name="Visited_20_Internet_20_Link">https://www.w3schools.com/whatis/whatis_react.asp</text:a></text:p>
      <text:p text:style-name="P18"/>
      <text:p text:style-name="P18"><text:a xlink:type="simple" xlink:href="https://redpanthers.co/reactjs-for-beginners-a-step-by-step-approach/" text:style-name="Internet_20_link" text:visited-style-name="Visited_20_Internet_20_Link">https://redpanthers.co/reactjs-for-beginners-a-step-by-step-approach/</text:a></text:p>
      <text:p text:style-name="P18"/>
      <text:p text:style-name="P18"><text:a xlink:type="simple" xlink:href="https://appdividend.com/react-tutorial/" text:style-name="Internet_20_link" text:visited-style-name="Visited_20_Internet_20_Link">https://appdividend.com/react-tutorial/</text:a></text:p>
      <text:p text:style-name="P18"/>
      <text:p text:style-name="P38"><text:span text:style-name="T6">youtube channel </text:span></text:p>
      <text:p text:style-name="P29"><text:span text:style-name="T14"/></text:p>
      <text:p text:style-name="P29"><text:span text:style-name="T14">Codevolution</text:span></text:p>
      <text:p text:style-name="P29"><text:a xlink:type="simple" xlink:href="https://www.youtube.com/channel/UC80PWRj_ZU8Zu0HSMNVwKWw" text:style-name="Internet_20_link" text:visited-style-name="Visited_20_Internet_20_Link"><text:span text:style-name="T16">https://www.youtube.com/channel/UC80PWRj_ZU8Zu0HSMNVwKWw</text:span></text:a></text:p>
      <text:p text:style-name="P29"><text:span text:style-name="T16"/></text:p>
      <text:p text:style-name="P41"><text:a xlink:type="simple" xlink:href="https://www.youtube.com/watch?v=QFaFIcGhPoM&amp;list=PLC3y8-rFHvwgg3vaYJgHGnModB54rxOk3" text:style-name="Internet_20_link" text:visited-style-name="Visited_20_Internet_20_Link">https://www.youtube.com/watch?v=QFaFIcGhPoM&amp;list=PLC3y8-rFHvwgg3vaYJgHGnModB54rxOk3</text:a></text:p>
      <text:p text:style-name="P41"/>
      <text:p text:style-name="P18"/>
      <text:p text:style-name="P33"><text:span text:style-name="T11">To do </text:span>Given::</text:p>
      <text:p text:style-name="P20"/>
      <text:p text:style-name="P31">Difference b/w react and react native </text:p>
      <text:p text:style-name="P31"><text:a xlink:type="simple" xlink:href="https://www.cognitiveclouds.com/insights/what-is-the-difference-between-react-js-and-react-native/" text:style-name="Internet_20_link" text:visited-style-name="Visited_20_Internet_20_Link">https://www.cognitiveclouds.com/insights/what-is-the-difference-between-react-js-and-react-native/</text:a></text:p>
      <text:p text:style-name="P32"/>
      <text:p text:style-name="P21">React Native</text:p>
      <text:p text:style-name="P19"><text:a xlink:type="simple" xlink:href="https://www.cognitiveclouds.com/insights/what-is-the-difference-between-react-js-and-react-native/" text:style-name="Internet_20_link" text:visited-style-name="Visited_20_Internet_20_Link">https://www.cognitiveclouds.com/insights/what-is-the-difference-between-react-js-and-react-native/</text:a></text:p>
      <text:p text:style-name="P30"/>
      <text:p text:style-name="P19"/>
      <text:p text:style-name="P19"/>
      <text:p text:style-name="P19"/>
      <text:p text:style-name="P21">Arrow function</text:p>
      <text:p text:style-name="P21"/>
      <text:p text:style-name="P21"><text:a xlink:type="simple" xlink:href="https://medium.freecodecamp.org/why-arrow-functions-and-bind-in-reacts-render-are-problematic-f1c08b060e36" text:style-name="Internet_20_link" text:visited-style-name="Visited_20_Internet_20_Link">https://medium.freecodecamp.org/why-arrow-functions-and-bind-in-reacts-render-are-problematic-f1c08b060e36</text:a></text:p>
      <text:p text:style-name="P21"/>
      <text:p text:style-name="P22">Redux form :</text:p>
      <text:p text:style-name="P22"><text:soft-page-break/><text:a xlink:type="simple" xlink:href="https://medium.com/wolox-driving-innovation/https-medium-com-wolox-driving-innovation-easy-forms-in-react-native-with-redux-form-1cdc16a9a889" text:style-name="Internet_20_link" text:visited-style-name="Visited_20_Internet_20_Link">https://medium.com/wolox-driving-innovation/https-medium-com-wolox-driving-innovation-easy-forms-in-react-native-with-redux-form-1cdc16a9a889</text:a></text:p>
      <text:p text:style-name="P22"/>
      <text:p text:style-name="P22"><text:a xlink:type="simple" xlink:href="https://medium.com/wolox/https-medium-com-wolox-driving-innovation-easy-forms-in-react-native-with-redux-form-1cdc16a9a889" text:style-name="Internet_20_link" text:visited-style-name="Visited_20_Internet_20_Link">https://medium.com/wolox/https-medium-com-wolox-driving-innovation-easy-forms-in-react-native-with-redux-form-1cdc16a9a889</text:a></text:p>
      <text:p text:style-name="P22"/>
      <text:p text:style-name="P21"><text:a xlink:type="simple" xlink:href="https://medium.com/@machnicki/handle-events-in-react-with-arrow-functions-ede88184bbb" text:style-name="Internet_20_link" text:visited-style-name="Visited_20_Internet_20_Link">https://medium.com/@machnicki/handle-events-in-react-with-arrow-functions-ede88184bbb</text:a></text:p>
      <text:p text:style-name="P21"/>
      <text:p text:style-name="P21">How to avoid Arrow function :</text:p>
      <text:p text:style-name="P21"><text:a xlink:type="simple" xlink:href="https://medium.freecodecamp.org/react-pattern-extract-child-components-to-avoid-binding-e3ad8310725e" text:style-name="Internet_20_link" text:visited-style-name="Visited_20_Internet_20_Link">https://medium.freecodecamp.org/react-pattern-extract-child-components-to-avoid-binding-e3ad8310725e</text:a></text:p>
      <text:p text:style-name="P21"/>
      <text:p text:style-name="P21"/>
      <text:p text:style-name="P22">Style guide : </text:p>
      <text:p text:style-name="P22"><text:a xlink:type="simple" xlink:href="https://github.com/airbnb/javascript/tree/master/react" text:style-name="Internet_20_link" text:visited-style-name="Visited_20_Internet_20_Link">https://github.com/airbnb/javascript/tree/master/react</text:a></text:p>
      <text:p text:style-name="P22"/>
      <text:p text:style-name="P21"><text:a xlink:type="simple" xlink:href="https://medium.com/groww-engineering/stateless-component-vs-pure-component-d2af88a1200b" text:style-name="Internet_20_link" text:visited-style-name="Visited_20_Internet_20_Link">https://medium.com/groww-engineering/stateless-component-vs-pure-component-d2af88a1200b</text:a></text:p>
      <text:p text:style-name="P21"/>
      <text:p text:style-name="P21"/>
      <text:p text:style-name="P21"><text:a xlink:type="simple" xlink:href="https://github.com/yannickcr/eslint-plugin-react/blob/master/docs/rules/destructuring-assignment.md" text:style-name="Internet_20_link" text:visited-style-name="Visited_20_Internet_20_Link">https://github.com/yannickcr/eslint-plugin-react/blob/master/docs/rules/destructuring-assignment.md</text:a></text:p>
      <text:p text:style-name="P21"/>
      <text:p text:style-name="P8">- &gt; Component Overview</text:p>
      <text:list xml:id="list1482992724" text:style-name="L6">
        <text:list-item>
          <text:p text:style-name="P28">- React native general components like (text , view , text input )</text:p>
          <text:p text:style-name="P28"/>
        </text:list-item>
        <text:list-item>
          <text:p text:style-name="P28">- conditional rendering components</text:p>
          <text:p text:style-name="P28"/>
        </text:list-item>
        <text:list-item>
          <text:p text:style-name="P28">- variable declaration and usage</text:p>
          <text:p text:style-name="P28"/>
        </text:list-item>
      </text:list>
      <text:p text:style-name="P8">- &gt; Advance Component Overview</text:p>
      <text:p text:style-name="P21"/>
      <text:p text:style-name="P21">5) Router</text:p>
      <text:p text:style-name="P21">- using (tab , stack , drawer) navigation</text:p>
      <text:p text:style-name="P21"/>
      <text:p text:style-name="P21">6) KeyBoard avoid view</text:p>
      <text:p text:style-name="P21">- with different behaviours</text:p>
      <text:p text:style-name="P21"><text:soft-page-break/></text:p>
      <text:p text:style-name="P21">7) asynck storage</text:p>
      <text:p text:style-name="P21"/>
      <text:p text:style-name="P21">8) Selection list</text:p>
      <text:p text:style-name="P21"/>
      <text:p text:style-name="P21"/>
      <text:p text:style-name="P8">- &gt; React Native Props Manage</text:p>
      <text:p text:style-name="P21"/>
      <text:list xml:id="list2026910377" text:style-name="L3">
        <text:list-item>
          <text:p text:style-name="P25"><text:s/>Props Type</text:p>
          <text:p text:style-name="P25"/>
        </text:list-item>
        <text:list-item>
          <text:p text:style-name="P25"><text:s/>Render Element props</text:p>
          <text:p text:style-name="P25"/>
        </text:list-item>
      </text:list>
      <text:p text:style-name="P8">-&gt; React Native State</text:p>
      <text:p text:style-name="P21"/>
      <text:list xml:id="list1404271520" text:style-name="L1">
        <text:list-item>
          <text:p text:style-name="P23"><text:s/>state and Lifecycle</text:p>
          <text:p text:style-name="P23"/>
        </text:list-item>
        <text:list-item>
          <text:p text:style-name="P23"><text:s/>Lifting State up</text:p>
          <text:p text:style-name="P23"/>
        </text:list-item>
        <text:list-item>
          <text:p text:style-name="P23"><text:s/>event handling</text:p>
          <text:p text:style-name="P23"/>
        </text:list-item>
      </text:list>
      <text:p text:style-name="P21"/>
      <text:p text:style-name="P8">-&gt; Rest Api</text:p>
      <text:p text:style-name="P21"/>
      <text:list xml:id="list3474862140" text:style-name="L2">
        <text:list-item>
          <text:p text:style-name="P24"><text:s/>GET , POST Method</text:p>
        </text:list-item>
      </text:list>
      <text:p text:style-name="P21"/>
      <text:list xml:id="list205756599244027" text:continue-numbering="true" text:style-name="L2">
        <text:list-item>
          <text:p text:style-name="P24"><text:s/>With static json File</text:p>
          <text:p text:style-name="P24"/>
        </text:list-item>
      </text:list>
      <text:p text:style-name="P21"/>
      <text:p text:style-name="P21"/>
      <text:p text:style-name="P8">-&gt; React Native Style</text:p>
      <text:p text:style-name="P21"/>
      <text:list xml:id="list1153171195" text:style-name="L4">
        <text:list-item>
          <text:p text:style-name="P26">- inLine Style</text:p>
          <text:p text:style-name="P26"/>
        </text:list-item>
        <text:list-item>
          <text:p text:style-name="P26">- Es6 Level Style</text:p>
          <text:p text:style-name="P26"/>
        </text:list-item>
        <text:list-item>
          <text:p text:style-name="P26">- Global Level Perform Style</text:p>
          <text:p text:style-name="P26"/>
        </text:list-item>
      </text:list>
      <text:p text:style-name="P21"/>
      <text:p text:style-name="P21">-&gt; React flex design practice (Login and sign up screen)</text:p>
      <text:p text:style-name="P21"><text:soft-page-break/></text:p>
      <text:p text:style-name="P21"/>
      <text:p text:style-name="P8">-&gt; React Native Third party depdency</text:p>
      <text:p text:style-name="P21"/>
      <text:list xml:id="list216276432" text:style-name="L5">
        <text:list-item>
          <text:p text:style-name="P27">- installation and uninstallation dependency</text:p>
          <text:p text:style-name="P27"/>
        </text:list-item>
        <text:list-item>
          <text:p text:style-name="P27">- link / unlink dependency</text:p>
          <text:p text:style-name="P27"/>
        </text:list-item>
      </text:list>
      <text:p text:style-name="P21"/>
      <text:p text:style-name="P8">-&gt; React Redux</text:p>
      <text:p text:style-name="P21"/>
      <text:p text:style-name="P8">-&gt; Redux form</text:p>
      <text:p text:style-name="P21"/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>Exercise</text:span></text:p>
      <text:p text:style-name="P21"/>
      <text:p text:style-name="P21">1) Create A demo application Using Flatlist components with scroll to load more data functionality (Themoviedb json)</text:p>
      <text:p text:style-name="P21"/>
      <text:p text:style-name="P21">2) Create a demo application using login and signup and main screen view with redirect flow<text:tab/></text:p>
      <text:p text:style-name="P21"/>
      <text:p text:style-name="P21">For ex if user once login done with credential then login screen does not appear there should be appear main screen</text:p>
      <text:p text:style-name="P21"/>
      <text:p text:style-name="P21"/>
      <text:p text:style-name="P21">4 ) create a demo application using redux Login , signup , Rest api with GET , POST method</text:p>
      <text:p text:style-name="P21"/>
      <text:p text:style-name="P21"/>
      <text:p text:style-name="P21">handleKeyPress = (item) =&gt; (e) =&gt; {</text:p>
      <text:p text:style-name="P21">e.preventDefault()</text:p>
      <text:p text:style-name="P21"><text:soft-page-break/>if (e.nativeEvent.keyCode === 13) {</text:p>
      <text:p text:style-name="P21">console.log(`This is enter on item, which is called ${item}!`)</text:p>
      <text:p text:style-name="P21">}</text:p>
      <text:p text:style-name="P21">}</text:p>
      <text:p text:style-name="P21">renderItem(item) {</text:p>
      <text:p text:style-name="P21">return (</text:p>
      <text:p text:style-name="P21">&lt;MyInput</text:p>
      <text:p text:style-name="P21">onKeyPress={ this.handleKeyPress(item) }</text:p>
      <text:p text:style-name="P21">/&gt;</text:p>
      <text:p text:style-name="P21">)</text:p>
      <text:p text:style-name="P21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04:39.192737934</meta:creation-date>
    <dc:date>2020-04-17T12:02:52.099423782</dc:date>
    <meta:editing-duration>PT57M50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8" meta:paragraph-count="124" meta:word-count="365" meta:character-count="4137" meta:non-whitespace-character-count="3897"/>
  </office:meta>
</office:document-meta>
</file>